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BPROCS" style:family="table">
      <style:table-properties style:width="17.002cm" fo:margin-left="0.499cm" fo:margin-right="0cm" table:align="margins" style:writing-mode="lr-tb"/>
    </style:style>
    <style:style style:name="BPROCS.A" style:family="table-column">
      <style:table-column-properties style:column-width="17.002cm" style:rel-column-width="65535*"/>
    </style:style>
    <style:style style:name="Таблица3" style:family="table">
      <style:table-properties style:width="17.501cm" fo:break-before="auto" fo:break-after="auto" table:align="margins" style:may-break-between-rows="false" style:writing-mode="lr-tb"/>
    </style:style>
    <style:style style:name="Таблица3.A" style:family="table-column">
      <style:table-column-properties style:column-width="5.796cm" style:rel-column-width="21704*"/>
    </style:style>
    <style:style style:name="Таблица3.B" style:family="table-column">
      <style:table-column-properties style:column-width="11.705cm" style:rel-column-width="43831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Таблица3.B1" style:family="table-cell">
      <style:table-cell-properties style:vertical-align="top" fo:padding="0.049cm" fo:border="0.05pt solid #000000" style:writing-mode="lr-tb"/>
    </style:style>
    <style:style style:name="Таблица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Таблица3.B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Heading">
      <style:text-properties fo:font-size="12pt" officeooo:paragraph-rsid="00259e70" style:font-size-asian="12pt" style:font-size-complex="12pt"/>
    </style:style>
    <style:style style:name="P2" style:family="paragraph" style:parent-style-name="Heading">
      <style:text-properties fo:font-size="12pt" officeooo:rsid="0042eabb" officeooo:paragraph-rsid="0042eabb" style:font-size-asian="12pt" style:font-size-complex="12pt"/>
    </style:style>
    <style:style style:name="P3" style:family="paragraph" style:parent-style-name="Heading">
      <style:paragraph-properties fo:margin-top="0cm" fo:margin-bottom="0cm" style:contextual-spacing="false"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4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fo:font-size="9pt" fo:font-weight="normal" officeooo:paragraph-rsid="0050d405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style:use-window-font-color="true" style:font-name="Liberation Sans1" fo:font-size="9pt" fo:language="ru" fo:country="RU" fo:font-weight="normal" officeooo:rsid="004a899b" officeooo:paragraph-rsid="0050d405" fo:background-color="#e6e6e6" style:font-name-asian="Times New Roman" style:font-size-asian="9pt" style:language-asian="zxx" style:country-asian="none" style:font-weight-asian="normal" style:font-name-complex="Liberation Sans" style:font-size-complex="9pt" style:language-complex="ar" style:country-complex="SA" style:font-weight-complex="normal"/>
    </style:style>
    <style:style style:name="P6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0pt" fo:font-weight="normal" officeooo:rsid="005eae33" officeooo:paragraph-rsid="005eae33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margin-top="0.101cm" fo:margin-bottom="0.199cm" style:contextual-spacing="false" fo:text-align="start" style:justify-single-word="false" fo:orphans="0" fo:widows="0" fo:text-indent="0cm" style:auto-text-indent="false"/>
      <style:text-properties fo:font-size="10pt" fo:font-weight="normal" officeooo:rsid="0046755e" officeooo:paragraph-rsid="005eae33" style:font-size-asian="10pt" style:font-weight-asian="normal" style:font-size-complex="10pt" style:font-weight-complex="normal"/>
    </style:style>
    <style:style style:name="P8" style:family="paragraph" style:parent-style-name="Heading" style:master-page-name="">
      <style:paragraph-properties fo:text-align="start" style:justify-single-word="false" fo:orphans="0" fo:widows="0" style:page-number="auto" fo:keep-with-next="always"/>
      <style:text-properties fo:font-size="12pt" officeooo:rsid="004e5145" officeooo:paragraph-rsid="005eae33" style:font-size-asian="12pt" style:font-size-complex="12pt"/>
    </style:style>
    <style:style style:name="P9" style:family="paragraph" style:parent-style-name="Table_20_Contents">
      <style:paragraph-properties fo:orphans="0" fo:widows="0" fo:keep-with-next="always" style:snap-to-layout-gri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orphans="0" fo:widows="0" fo:keep-with-next="always" style:snap-to-layout-grid="false"/>
    </style:style>
    <style:style style:name="P11" style:family="paragraph" style:parent-style-name="Table_20_Contents">
      <style:paragraph-properties fo:orphans="0" fo:widows="0" fo:keep-with-next="always" style:snap-to-layout-grid="false"/>
      <style:text-properties officeooo:paragraph-rsid="005eae33"/>
    </style:style>
    <style:style style:name="P12" style:family="paragraph" style:parent-style-name="Table_20_Contents">
      <style:paragraph-properties fo:orphans="0" fo:widows="0" fo:keep-with-next="always" style:snap-to-layout-grid="false"/>
      <style:text-properties officeooo:rsid="005eae33" officeooo:paragraph-rsid="005eae33"/>
    </style:style>
    <style:style style:name="P13" style:family="paragraph" style:parent-style-name="Table_20_Contents">
      <style:paragraph-properties fo:orphans="0" fo:widows="0" fo:keep-with-next="always" style:snap-to-layout-grid="false"/>
    </style:style>
    <style:style style:name="P14" style:family="paragraph" style:parent-style-name="Table_20_Contents">
      <style:paragraph-properties fo:orphans="0" fo:widows="0" fo:keep-with-next="always" style:snap-to-layout-grid="false"/>
      <style:text-properties officeooo:rsid="006c9a90" officeooo:paragraph-rsid="006c9a90"/>
    </style:style>
    <style:style style:name="T1" style:family="text">
      <style:text-properties fo:language="ru" fo:country="RU" fo:font-weight="bold" officeooo:rsid="00478bdd" style:language-asian="zxx" style:country-asian="none" style:font-weight-asian="bold" style:language-complex="ar" style:country-complex="SA" style:font-weight-complex="bold"/>
    </style:style>
    <style:style style:name="T2" style:family="text">
      <style:text-properties fo:language="ru" fo:country="RU" officeooo:rsid="0050d405" fo:background-color="#e6e6e6" loext:char-shading-value="0"/>
    </style:style>
    <style:style style:name="T3" style:family="text">
      <style:text-properties fo:language="ru" fo:country="RU" officeooo:rsid="004a899b" fo:background-color="#e6e6e6" loext:char-shading-value="0"/>
    </style:style>
    <style:style style:name="T4" style:family="text">
      <style:text-properties fo:language="ru" fo:country="RU" officeooo:rsid="001d12da" style:language-asian="zxx" style:country-asian="none" style:language-complex="ar" style:country-complex="SA"/>
    </style:style>
    <style:style style:name="T5" style:family="text">
      <style:text-properties fo:language="ru" fo:country="RU" fo:font-style="italic" officeooo:rsid="0057bae1" fo:background-color="#e6e6e6" loext:char-shading-value="0" style:font-style-asian="italic" style:font-style-complex="italic"/>
    </style:style>
    <style:style style:name="T6" style:family="text">
      <style:text-properties officeooo:rsid="004a8871"/>
    </style:style>
    <style:style style:name="T7" style:family="text">
      <style:text-properties officeooo:rsid="005eae33"/>
    </style:style>
    <style:style style:name="T8" style:family="text">
      <style:text-properties fo:font-size="10pt" fo:font-weight="normal" officeooo:rsid="005eae33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67d585" style:font-size-asian="10pt" style:font-weight-asian="normal" style:font-size-complex="10pt" style:font-weight-complex="normal"/>
    </style:style>
    <style:style style:name="T10" style:family="text">
      <style:text-properties fo:font-size="10pt" fo:font-weight="bold" officeooo:rsid="0067d585" style:font-size-asian="10pt" style:font-weight-asian="bold" style:font-size-complex="1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18552" style:font-weight-asian="bold" style:font-weight-complex="bold"/>
    </style:style>
    <style:style style:name="T13" style:family="text">
      <style:text-properties fo:font-weight="bold" officeooo:rsid="0067d585" style:font-weight-asian="bold" style:font-weight-complex="bold"/>
    </style:style>
    <style:style style:name="T14" style:family="text">
      <style:text-properties fo:font-weight="bold" officeooo:rsid="00699a3c" style:font-weight-asian="bold" style:font-weight-complex="bold"/>
    </style:style>
    <style:style style:name="T15" style:family="text">
      <style:text-properties fo:font-weight="bold" officeooo:rsid="006aeb0d" style:font-weight-asian="bold" style:font-weight-complex="bold"/>
    </style:style>
    <style:style style:name="T16" style:family="text">
      <style:text-properties officeooo:rsid="00618552"/>
    </style:style>
    <style:style style:name="T17" style:family="text">
      <style:text-properties officeooo:rsid="0067d585"/>
    </style:style>
    <style:style style:name="T18" style:family="text">
      <style:text-properties fo:font-weight="normal" officeooo:rsid="0067d585" style:font-weight-asian="normal" style:font-weight-complex="normal"/>
    </style:style>
    <style:style style:name="T19" style:family="text">
      <style:text-properties fo:font-weight="normal" officeooo:rsid="005eae33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Лист согласования <text:span text:style-name="T17">договора</text:span></text:p>
          </table:table-cell>
          <table:table-cell table:style-name="Таблица2.A1" office:value-type="string">
            <text:p text:style-name="P3"><text:s text:c="2"/>#[ID] <text:s/></text:p>
          </table:table-cell>
        </table:table-row>
      </table:table>
      <text:p text:style-name="P8"><text:span text:style-name="T18">Договор № </text:span><text:span text:style-name="T13">[NUMBER]</text:span><text:span text:style-name="T19"> </text:span>«[NAME]»</text:p>
      <text:p text:style-name="P5">[BP]</text:p>
      <table:table table:name="BPROCS" table:style-name="BPROCS">
        <table:table-column table:style-name="BPROCS.A"/>
        <table:table-row>
          <table:table-cell office:value-type="string">
            <text:p text:style-name="P4"><text:span text:style-name="T3"><text:s/></text:span><text:span text:style-name="T2">[PROCESS_NAME] (#[PROCESS_ID]) - </text:span><text:span text:style-name="T5">[PROCESS_OWNER]</text:span></text:p>
          </table:table-cell>
        </table:table-row>
      </table:table>
      <text:p text:style-name="P6">Ответственное лицо за согласование <text:span text:style-name="T17">договор</text:span>а<text:span text:style-name="T16">: </text:span><text:span text:style-name="T15">[OWNER]</text:span></text:p>
      <text:p text:style-name="P7">Срок <text:span text:style-name="T7">проведения экспертизы документа:</text:span> <text:span text:style-name="T4">[REPORT_DATE] - </text:span><text:span text:style-name="T1">[REPORT_DATE1]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9">Должность, ФИО</text:p>
          </table:table-cell>
          <table:table-cell table:style-name="Таблица3.B1" office:value-type="string">
            <text:p text:style-name="P9">Заключение</text:p>
          </table:table-cell>
        </table:table-row>
        <table:table-row table:style-name="Таблица3.1">
          <table:table-cell table:style-name="Таблица3.A2" office:value-type="string">
            <text:p text:style-name="P10">Первый заместитель Председателя Правления<text:line-break/>Вайсман<text:span text:style-name="T7"> </text:span>О.Я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Заместитель Председателя Правления по корпоративному управлению<text:line-break/>Брюханов С.А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Заместитель Председателя Правления по экономике<text:line-break/>Хрущев Р.И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>Главный бухгалтер</text:p>
            <text:p text:style-name="P11">Утятников А.Г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>Ведущий юрист</text:p>
            <text:p text:style-name="P11">Садинова Т.Г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Начальник управления валютных операций<text:line-break/>Тузов А.И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>Начальник<text:line-break/>операционного отдела<text:line-break/>Нехаева Е.С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Руководитель СВК</text:p>
            <text:p text:style-name="P12">Мясникова Е.Б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><text:s/><text:span text:style-name="T6">Начальник управления ИТ</text:span></text:p>
            <text:p text:style-name="P10"><text:s/><text:span text:style-name="T6">Бикмансуров Р.М.</text:span>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4"><text:s/>[USER_POSITION]<text:line-break/> [USER_NAME]</text:p>
          </table:table-cell>
          <table:table-cell table:style-name="Таблица3.B2" office:value-type="string">
            <text:p text:style-name="P1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, Arial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style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.101cm" fo:margin-top="0.101cm" fo:margin-bottom="0.101cm" style:contextual-spacing="false" fo:text-align="start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99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Открытое акционерное общест</dc:title>
    <meta:initial-creator>Шилова</meta:initial-creator>
    <meta:creation-date>2004-10-19T15:09:00</meta:creation-date>
    <dc:creator>Бикмансуров Роберт</dc:creator>
    <dc:date>2014-05-18T20:58:02.706403667</dc:date>
    <meta:print-date>2008-02-22T10:31:00</meta:print-date>
    <meta:editing-cycles>81</meta:editing-cycles>
    <meta:editing-duration>PT9H58M17S</meta:editing-duration>
    <meta:generator>LibreOffice/4.2.3.3$Linux_X86_64 LibreOffice_project/420m0$Build-3</meta:generator>
    <meta:document-statistic meta:table-count="3" meta:image-count="0" meta:object-count="0" meta:page-count="1" meta:paragraph-count="23" meta:word-count="80" meta:character-count="698" meta:non-whitespace-character-count="632"/>
  </office:meta>
</office:document-meta>
</file>